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4e2" officeooo:paragraph-rsid="000fd4e2"/>
    </style:style>
    <style:style style:name="P2" style:family="paragraph" style:parent-style-name="Standard">
      <style:text-properties officeooo:rsid="000fd4e2" officeooo:paragraph-rsid="000fd4e2"/>
    </style:style>
    <style:style style:name="T1" style:family="text">
      <style:text-properties officeooo:rsid="00117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22"/>Projects to be done</text:p>
      <text:p text:style-name="P1"><text:s text:c="55"/>---------------------------</text:p>
      <text:p text:style-name="P1"/>
      <text:p text:style-name="P1">CNN</text:p>
      <text:p text:style-name="P1"/>
      <text:p text:style-name="P1"><text:a xlink:type="simple" xlink:href="https://towardsdatascience.com/a-guide-to-an-efficient-way-to-build-neural-network-architectures-part-ii-hyper-parameter-42efca01e5d7" text:style-name="Internet_20_link" text:visited-style-name="Visited_20_Internet_20_Link">https://towardsdatascience.com/a-guide-to-an-efficient-way-to-build-neural-network-architectures-part-ii-hyper-parameter-42efca01e5d7</text:a></text:p>
      <text:p text:style-name="P1"/>
      <text:p text:style-name="P1">https://www.kaggle.com/code/cdeotte/how-to-choose-cnn-architecture-mnist</text:p>
      <text:p text:style-name="P1"/>
      <text:p text:style-name="P1">RCNN</text:p>
      <text:p text:style-name="P1"/>
      <text:p text:style-name="P1">Faster RCNN</text:p>
      <text:p text:style-name="P1"/>
      <text:p text:style-name="P1">Mask RCNN</text:p>
      <text:p text:style-name="P1"/>
      <text:p text:style-name="P1">LeNet</text:p>
      <text:p text:style-name="P1"/>
      <text:p text:style-name="P1">AlexNet</text:p>
      <text:p text:style-name="P1"/>
      <text:p text:style-name="P1">VGGNet</text:p>
      <text:p text:style-name="P1"/>
      <text:p text:style-name="P1">GoogLeNet</text:p>
      <text:p text:style-name="P1"/>
      <text:p text:style-name="P1">ResNet</text:p>
      <text:p text:style-name="P1"/>
      <text:p text:style-name="P1">DenseNet</text:p>
      <text:p text:style-name="P1"/>
      <text:p text:style-name="P1"><text:span text:style-name="T1">M</text:span>obileNet</text:p>
      <text:p text:style-name="P1"/>
      <text:p text:style-name="P1">EfficientN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4:44:32.948706493</meta:creation-date>
    <dc:date>2024-06-24T04:51:12.925138989</dc:date>
    <meta:editing-duration>PT3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1" meta:character-count="421" meta:non-whitespace-character-count="335"/>
  </office:meta>
</office:document-meta>
</file>